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317cm" table:align="left"/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3.246cm"/>
    </style:style>
    <style:style style:name="Tableau1.C" style:family="table-column">
      <style:table-column-properties style:column-width="1.16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557cm" table:align="left"/>
    </style:style>
    <style:style style:name="Tableau2.A" style:family="table-column">
      <style:table-column-properties style:column-width="2.214cm"/>
    </style:style>
    <style:style style:name="Tableau2.B" style:family="table-column">
      <style:table-column-properties style:column-width="3.431cm"/>
    </style:style>
    <style:style style:name="Tableau2.C" style:family="table-column">
      <style:table-column-properties style:column-width="1.912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P27" style:family="paragraph" style:parent-style-name="Text_20_body" style:list-style-name="L15"/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L16"/>
    <style:style style:name="P30" style:family="paragraph" style:parent-style-name="Text_20_body" style:list-style-name="L16">
      <style:paragraph-properties fo:margin-top="0cm" fo:margin-bottom="0cm" style:contextual-spacing="false"/>
    </style:style>
    <style:style style:name="P31" style:family="paragraph" style:parent-style-name="Text_20_body" style:list-style-name="L17"/>
    <style:style style:name="P32" style:family="paragraph" style:parent-style-name="Text_20_body" style:list-style-name="L17">
      <style:paragraph-properties fo:margin-top="0cm" fo:margin-bottom="0cm" style:contextual-spacing="false"/>
    </style:style>
    <style:style style:name="P33" style:family="paragraph" style:parent-style-name="Text_20_body" style:list-style-name="L18"/>
    <style:style style:name="P34" style:family="paragraph" style:parent-style-name="Text_20_body" style:list-style-name="L18">
      <style:paragraph-properties fo:margin-top="0cm" fo:margin-bottom="0cm" style:contextual-spacing="false"/>
    </style:style>
    <style:style style:name="P35" style:family="paragraph" style:parent-style-name="Text_20_body" style:list-style-name="L19"/>
    <style:style style:name="P36" style:family="paragraph" style:parent-style-name="Text_20_body" style:list-style-name="L19">
      <style:paragraph-properties fo:margin-top="0cm" fo:margin-bottom="0cm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0">
      <style:paragraph-properties fo:margin-top="0cm" fo:margin-bottom="0cm" style:contextual-spacing="false"/>
    </style:style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2">
      <style:paragraph-properties fo:margin-top="0cm" fo:margin-bottom="0cm" style:contextual-spacing="false"/>
    </style:style>
    <style:style style:name="P42" style:family="paragraph" style:parent-style-name="Text_20_body" style:list-style-name="L23"/>
    <style:style style:name="P43" style:family="paragraph" style:parent-style-name="Text_20_body" style:list-style-name="L23">
      <style:paragraph-properties fo:margin-top="0cm" fo:margin-bottom="0cm" style:contextual-spacing="false"/>
    </style:style>
    <style:style style:name="P44" style:family="paragraph" style:parent-style-name="Text_20_body" style:list-style-name="L24"/>
    <style:style style:name="P45" style:family="paragraph" style:parent-style-name="Text_20_body" style:list-style-name="L24">
      <style:paragraph-properties fo:margin-top="0cm" fo:margin-bottom="0cm" style:contextual-spacing="false"/>
    </style:style>
    <style:style style:name="P46" style:family="paragraph" style:parent-style-name="Text_20_body" style:list-style-name="L25"/>
    <style:style style:name="P47" style:family="paragraph" style:parent-style-name="Text_20_body" style:list-style-name="L25">
      <style:paragraph-properties fo:margin-top="0cm" fo:margin-bottom="0cm" style:contextual-spacing="false"/>
    </style:style>
    <style:style style:name="P48" style:family="paragraph" style:parent-style-name="Text_20_body" style:list-style-name="L26"/>
    <style:style style:name="P49" style:family="paragraph" style:parent-style-name="Text_20_body" style:list-style-name="L26">
      <style:paragraph-properties fo:margin-top="0cm" fo:margin-bottom="0cm" style:contextual-spacing="false"/>
    </style:style>
    <style:style style:name="P50" style:family="paragraph" style:parent-style-name="Text_20_body" style:list-style-name="L27"/>
    <style:style style:name="P51" style:family="paragraph" style:parent-style-name="Text_20_body" style:list-style-name="L28"/>
    <style:style style:name="P52" style:family="paragraph" style:parent-style-name="Text_20_body" style:list-style-name="L29"/>
    <style:style style:name="P53" style:family="paragraph" style:parent-style-name="Text_20_body" style:list-style-name="L29">
      <style:paragraph-properties fo:margin-top="0cm" fo:margin-bottom="0cm" style:contextual-spacing="false"/>
    </style:style>
    <style:style style:name="P54" style:family="paragraph" style:parent-style-name="Text_20_body" style:list-style-name="L30"/>
    <style:style style:name="P55" style:family="paragraph" style:parent-style-name="Text_20_body" style:list-style-name="L31"/>
    <style:style style:name="P56" style:family="paragraph" style:parent-style-name="Text_20_body" style:list-style-name="L32"/>
    <style:style style:name="P57" style:family="paragraph" style:parent-style-name="Text_20_body" style:list-style-name="L32">
      <style:paragraph-properties fo:margin-top="0cm" fo:margin-bottom="0cm" style:contextual-spacing="false"/>
    </style:style>
    <style:style style:name="P58" style:family="paragraph" style:parent-style-name="Text_20_body" style:list-style-name="L33"/>
    <style:style style:name="P59" style:family="paragraph" style:parent-style-name="Text_20_body" style:list-style-name="L33">
      <style:paragraph-properties fo:margin-top="0cm" fo:margin-bottom="0cm" style:contextual-spacing="false"/>
    </style:style>
    <style:style style:name="P60" style:family="paragraph" style:parent-style-name="Text_20_body" style:list-style-name="L34"/>
    <style:style style:name="P61" style:family="paragraph" style:parent-style-name="Text_20_body" style:list-style-name="L34">
      <style:paragraph-properties fo:margin-top="0cm" fo:margin-bottom="0cm" style:contextual-spacing="false"/>
    </style:style>
    <style:style style:name="P62" style:family="paragraph" style:parent-style-name="Text_20_body" style:list-style-name="L35"/>
    <style:style style:name="P63" style:family="paragraph" style:parent-style-name="Text_20_body" style:list-style-name="L35">
      <style:paragraph-properties fo:margin-top="0cm" fo:margin-bottom="0cm" style:contextual-spacing="false"/>
    </style:style>
    <style:style style:name="P64" style:family="paragraph" style:parent-style-name="Text_20_body" style:list-style-name="L36"/>
    <style:style style:name="P65" style:family="paragraph" style:parent-style-name="Text_20_body" style:list-style-name="L36">
      <style:paragraph-properties fo:margin-top="0cm" fo:margin-bottom="0cm" style:contextual-spacing="false"/>
    </style:style>
    <style:style style:name="P66" style:family="paragraph" style:parent-style-name="Text_20_body" style:list-style-name="L37"/>
    <style:style style:name="P67" style:family="paragraph" style:parent-style-name="Text_20_body" style:list-style-name="L37">
      <style:paragraph-properties fo:margin-top="0cm" fo:margin-bottom="0cm" style:contextual-spacing="false"/>
    </style:style>
    <style:style style:name="P68" style:family="paragraph" style:parent-style-name="Text_20_body" style:list-style-name="L38"/>
    <style:style style:name="P69" style:family="paragraph" style:parent-style-name="Text_20_body" style:list-style-name="L38">
      <style:paragraph-properties fo:margin-top="0cm" fo:margin-bottom="0cm" style:contextual-spacing="false"/>
    </style:style>
    <style:style style:name="P70" style:family="paragraph" style:parent-style-name="Text_20_body" style:list-style-name="L39"/>
    <style:style style:name="P71" style:family="paragraph" style:parent-style-name="Text_20_body" style:list-style-name="L39">
      <style:paragraph-properties fo:margin-top="0cm" fo:margin-bottom="0cm" style:contextual-spacing="false"/>
    </style:style>
    <style:style style:name="P72" style:family="paragraph" style:parent-style-name="Text_20_body" style:list-style-name="L40"/>
    <style:style style:name="P73" style:family="paragraph" style:parent-style-name="Text_20_body" style:list-style-name="L40">
      <style:paragraph-properties fo:margin-top="0cm" fo:margin-bottom="0cm" style:contextual-spacing="false"/>
    </style:style>
    <style:style style:name="P74" style:family="paragraph" style:parent-style-name="Text_20_body" style:list-style-name="L41"/>
    <style:style style:name="P75" style:family="paragraph" style:parent-style-name="Text_20_body" style:list-style-name="L41">
      <style:paragraph-properties fo:margin-top="0cm" fo:margin-bottom="0cm" style:contextual-spacing="false"/>
    </style:style>
    <style:style style:name="P76" style:family="paragraph" style:parent-style-name="Text_20_body" style:list-style-name="L42"/>
    <style:style style:name="P77" style:family="paragraph" style:parent-style-name="Text_20_body" style:list-style-name="L4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-4 : OSPF, coût des liaisons, calcul à partir du débit et comparaison de chemins</text:h>
      <text:h text:style-name="Heading_20_2" text:outline-level="2">Place dans la progression</text:h>
      <text:p text:style-name="Text_20_body">Cette séance prolonge naturellement les précédentes :</text:p>
      <text:list text:style-name="L1">
        <text:list-item>
          <text:p text:style-name="P2"><text:span text:style-name="Strong_20_Emphasis">séance 19</text:span> : adresse IP, réseau local, routeur ; </text:p>
        </text:list-item>
        <text:list-item>
          <text:p text:style-name="P2"><text:span text:style-name="Strong_20_Emphasis">séance 19-1</text:span> : routeur, interfaces, protocoles, RAM, Linux ; </text:p>
        </text:list-item>
        <text:list-item>
          <text:p text:style-name="P2"><text:span text:style-name="Strong_20_Emphasis">séance 19-2</text:span> : tables de routage, destination, interface de sortie, métrique, RIP ; </text:p>
        </text:list-item>
        <text:list-item>
          <text:p text:style-name="P1"><text:span text:style-name="Strong_20_Emphasis">séance 19-3</text:span> : chemin, panne, mise à jour de table avec RIP. </text:p>
        </text:list-item>
      </text:list>
      <text:p text:style-name="Text_20_body">Ici, on introduit un nouveau protocole de routage :<text:line-break/><text:span text:style-name="Strong_20_Emphasis">OSPF</text:span> (<text:span text:style-name="Emphasis">Open Shortest Path First</text:span>).</text:p>
      <text:p text:style-name="Text_20_body">Le mot “shortest” peut piéger les élèves.<text:line-break/>Il ne faut pas leur faire croire que cela signifie simplement :</text:p>
      <text:list text:style-name="L2">
        <text:list-item>
          <text:p text:style-name="P5">“moins de routeurs”<text:line-break/>ou </text:p>
        </text:list-item>
        <text:list-item>
          <text:p text:style-name="P4">“chemin dessiné le plus court”. </text:p>
        </text:list-item>
      </text:list>
      <text:p text:style-name="Text_20_body">Dans cette séance, il faut faire comprendre que :</text:p>
      <text:p text:style-name="Quotations">dans OSPF, on compare des <text:span text:style-name="Strong_20_Emphasis">coûts</text:span> ;<text:line-break/>le coût dépend du <text:span text:style-name="Strong_20_Emphasis">débit</text:span> des liaisons ;<text:line-break/>la métrique totale est la <text:span text:style-name="Strong_20_Emphasis">somme des coûts</text:span> du chemin.</text:p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qu’avec <text:span text:style-name="Strong_20_Emphasis">OSPF</text:span>, le choix d’un chemin dépend de la <text:span text:style-name="Strong_20_Emphasis">somme des coûts des liaisons</text:span>, calculés à partir de leur <text:span text:style-name="Strong_20_Emphasis">débit</text:span>, puis savoir lire et exploiter une table de routage OSPF simple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3">
        <text:list-item>
          <text:p text:style-name="P7">définir simplement le protocole <text:span text:style-name="Strong_20_Emphasis">OSPF</text:span> ; </text:p>
        </text:list-item>
        <text:list-item>
          <text:p text:style-name="P7">comprendre que, dans OSPF, la métrique n’est pas le nombre de routeurs ; </text:p>
        </text:list-item>
        <text:list-item>
          <text:p text:style-name="P7">calculer le coût d’une liaison à partir de la formule fournie ; </text:p>
        </text:list-item>
        <text:list-item>
          <text:p text:style-name="P7">comparer les coûts de plusieurs types de liaisons ; </text:p>
        </text:list-item>
        <text:list-item>
          <text:p text:style-name="P7">calculer le coût d’un chemin simple ; </text:p>
        </text:list-item>
        <text:list-item>
          <text:p text:style-name="P7">lire une table de routage OSPF ; </text:p>
        </text:list-item>
        <text:list-item>
          <text:p text:style-name="P7"><text:soft-page-break/>expliquer pourquoi un chemin est préféré à un autre ; </text:p>
        </text:list-item>
        <text:list-item>
          <text:p text:style-name="P7">déduire une information manquante sur une liaison à partir d’une table et d’un schéma ; </text:p>
        </text:list-item>
        <text:list-item>
          <text:p text:style-name="P6">modifier une table simple après amélioration d’une liaison. </text:p>
        </text:list-item>
      </text:list>
      <text:p text:style-name="Horizontal_20_Line"/>
      <text:h text:style-name="Heading_20_2" text:outline-level="2">Notions travaillées</text:h>
      <text:list text:style-name="L4">
        <text:list-item>
          <text:p text:style-name="P9">protocole OSPF </text:p>
        </text:list-item>
        <text:list-item>
          <text:p text:style-name="P9">métrique </text:p>
        </text:list-item>
        <text:list-item>
          <text:p text:style-name="P9">coût d’une liaison </text:p>
        </text:list-item>
        <text:list-item>
          <text:p text:style-name="P9">débit / bande passante </text:p>
        </text:list-item>
        <text:list-item>
          <text:p text:style-name="P9">fibre </text:p>
        </text:list-item>
        <text:list-item>
          <text:p text:style-name="P9">Fast-Ethernet </text:p>
        </text:list-item>
        <text:list-item>
          <text:p text:style-name="P9">Ethernet </text:p>
        </text:list-item>
        <text:list-item>
          <text:p text:style-name="P9">somme des coûts </text:p>
        </text:list-item>
        <text:list-item>
          <text:p text:style-name="P9">comparaison de chemins </text:p>
        </text:list-item>
        <text:list-item>
          <text:p text:style-name="P9">optimisation d’une liaison </text:p>
        </text:list-item>
        <text:list-item>
          <text:p text:style-name="P8">lecture croisée schéma / table </text:p>
        </text:list-item>
      </text:list>
      <text:p text:style-name="Horizontal_20_Line"/>
      <text:h text:style-name="Heading_20_2" text:outline-level="2">Compétences visées</text:h>
      <text:list text:style-name="L5">
        <text:list-item>
          <text:p text:style-name="P11">lire une formule ; </text:p>
        </text:list-item>
        <text:list-item>
          <text:p text:style-name="P11">effectuer un calcul simple de coût ; </text:p>
        </text:list-item>
        <text:list-item>
          <text:p text:style-name="P11">comparer des résultats ; </text:p>
        </text:list-item>
        <text:list-item>
          <text:p text:style-name="P11">interpréter une table de routage ; </text:p>
        </text:list-item>
        <text:list-item>
          <text:p text:style-name="P11">relier une topologie, des débits et une métrique ; </text:p>
        </text:list-item>
        <text:list-item>
          <text:p text:style-name="P11">déduire une information réseau à partir d’indices ; </text:p>
        </text:list-item>
        <text:list-item>
          <text:p text:style-name="P10">préparer les questions de type bac sur OSPF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ancrer <text:span text:style-name="Strong_20_Emphasis">cinq idées fortes</text:span>.</text:p>
      <text:h text:style-name="Heading_20_3" text:outline-level="3">Idée 1 — OSPF ne raisonne pas comme RIP</text:h>
      <text:p text:style-name="Text_20_body">Avec <text:span text:style-name="Strong_20_Emphasis">RIP</text:span> :</text:p>
      <text:list text:style-name="L6">
        <text:list-item>
          <text:p text:style-name="P12">métrique = nombre de routeurs traversés. </text:p>
        </text:list-item>
      </text:list>
      <text:p text:style-name="Text_20_body">Avec <text:span text:style-name="Strong_20_Emphasis">OSPF</text:span> :</text:p>
      <text:list text:style-name="L7">
        <text:list-item>
          <text:p text:style-name="P13">métrique = somme des coûts des liaisons. </text:p>
        </text:list-item>
      </text:list>
      <text:p text:style-name="Text_20_body">Il faut insister sur cette rupture.</text:p>
      <text:p text:style-name="Horizontal_20_Line"><text:soft-page-break/></text:p>
      <text:h text:style-name="Heading_20_3" text:outline-level="3">Idée 2 — Le coût d’une liaison dépend du débit</text:h>
      <text:p text:style-name="Text_20_body">On donne la formule :</text:p>
      <text:p text:style-name="Text_20_body">couˆt=d108​ </text:p>
      <text:p text:style-name="Text_20_body">où d est le débit de la liaison en bit/s.</text:p>
      <text:p text:style-name="Text_20_body">Cela signifie :</text:p>
      <text:list text:style-name="L8">
        <text:list-item>
          <text:p text:style-name="P15">plus le débit est grand, </text:p>
        </text:list-item>
        <text:list-item>
          <text:p text:style-name="P14">plus le coût est petit. </text:p>
        </text:list-item>
      </text:list>
      <text:p text:style-name="Text_20_body">Donc, en général :</text:p>
      <text:list text:style-name="L9">
        <text:list-item>
          <text:p text:style-name="P16">une bonne liaison est “moins coûteuse” pour OSPF. </text:p>
        </text:list-item>
      </text:list>
      <text:p text:style-name="Horizontal_20_Line"/>
      <text:h text:style-name="Heading_20_3" text:outline-level="3">Idée 3 — Le coût d’un chemin est une somme</text:h>
      <text:p text:style-name="Text_20_body">Un chemin comportant plusieurs liaisons a pour coût :</text:p>
      <text:list text:style-name="L10">
        <text:list-item>
          <text:p text:style-name="P18">coût liaison 1 </text:p>
          <text:list>
            <text:list-item>
              <text:p text:style-name="P18">coût liaison 2 </text:p>
            </text:list-item>
            <text:list-item>
              <text:p text:style-name="P18">coût liaison 3 </text:p>
            </text:list-item>
          </text:list>
        </text:list-item>
        <text:list-item>
          <text:p text:style-name="P17">etc. </text:p>
        </text:list-item>
      </text:list>
      <text:p text:style-name="Horizontal_20_Line"/>
      <text:h text:style-name="Heading_20_3" text:outline-level="3">Idée 4 — Le meilleur chemin OSPF est celui de plus petite somme</text:h>
      <text:p text:style-name="Text_20_body">Même s’il traverse davantage de routeurs, il peut être préféré si les liaisons sont meilleures.</text:p>
      <text:p text:style-name="Text_20_body">C’est un point fondamental.</text:p>
      <text:p text:style-name="Horizontal_20_Line"/>
      <text:h text:style-name="Heading_20_3" text:outline-level="3">Idée 5 — Une table de routage permet aussi de déduire des informations manquantes</text:h>
      <text:p text:style-name="Text_20_body">Si l’on connaît :</text:p>
      <text:list text:style-name="L11">
        <text:list-item>
          <text:p text:style-name="P20">le schéma ; </text:p>
        </text:list-item>
        <text:list-item>
          <text:p text:style-name="P20">les types de certaines liaisons ; </text:p>
        </text:list-item>
        <text:list-item>
          <text:p text:style-name="P19">et les métriques de la table ; </text:p>
        </text:list-item>
      </text:list>
      <text:p text:style-name="Text_20_body">on peut parfois retrouver le type d’une liaison inconnue.</text:p>
      <text:p text:style-name="Text_20_body">C’est exactement le genre de raisonnement demandé au bac.</text:p>
      <text:p text:style-name="Horizontal_20_Line"/>
      <text:h text:style-name="Heading_20_1" text:outline-level="1"><text:soft-page-break/>2. Point pédagogique essentiel</text:h>
      <text:p text:style-name="Text_20_body">Le danger principal ici est double :</text:p>
      <text:h text:style-name="Heading_20_2" text:outline-level="2">Danger A — les élèves refont du RIP sans s’en rendre compte</text:h>
      <text:p text:style-name="Text_20_body">Ils regardent le nombre de routeurs et oublient complètement les coûts.</text:p>
      <text:p text:style-name="Text_20_body">Il faut donc répéter souvent :</text:p>
      <text:p text:style-name="Quotations">“Avec OSPF, on ne compte pas les routeurs, on additionne des coûts.”</text:p>
      <text:h text:style-name="Heading_20_2" text:outline-level="2">Danger B — les élèves calculent les coûts, mais oublient de les additionner</text:h>
      <text:p text:style-name="Text_20_body">Ils savent dire :</text:p>
      <text:list text:style-name="L12">
        <text:list-item>
          <text:p text:style-name="P22">fibre = 0,1 </text:p>
        </text:list-item>
        <text:list-item>
          <text:p text:style-name="P22">Fast-Ethernet = 1 </text:p>
        </text:list-item>
        <text:list-item>
          <text:p text:style-name="P21">Ethernet = 10 </text:p>
        </text:list-item>
      </text:list>
      <text:p text:style-name="Text_20_body">mais n’en font rien.</text:p>
      <text:p text:style-name="Text_20_body">Il faut donc ritualiser la méthode :</text:p>
      <text:list text:style-name="L13">
        <text:list-item>
          <text:p text:style-name="P24">calculer le coût de chaque type de liaison ; </text:p>
        </text:list-item>
        <text:list-item>
          <text:p text:style-name="P24">tracer le chemin ; </text:p>
        </text:list-item>
        <text:list-item>
          <text:p text:style-name="P24">additionner les coûts ; </text:p>
        </text:list-item>
        <text:list-item>
          <text:p text:style-name="P24">comparer les sommes ; </text:p>
        </text:list-item>
        <text:list-item>
          <text:p text:style-name="P23">choisir la plus petite. </text:p>
        </text:list-item>
      </text:list>
      <text:p text:style-name="Horizontal_20_Line"/>
      <text:h text:style-name="Heading_20_1" text:outline-level="1">3. Idée simple à faire passer</text:h>
      <text:p text:style-name="Text_20_body">Tu peux dire :</text:p>
      <text:p text:style-name="Quotations">“RIP regarde combien de routeurs on traverse.<text:line-break/>OSPF regarde à quel point les routes sont bonnes.”</text:p>
      <text:p text:style-name="Text_20_body">Ou encore :</text:p>
      <text:p text:style-name="Quotations">“Avec OSPF, une route un peu plus longue peut être meilleure si elle passe par des liaisons plus rapides.”</text:p>
      <text:p text:style-name="Text_20_body">Image parlante :</text:p>
      <text:list text:style-name="L14">
        <text:list-item>
          <text:p text:style-name="P26">RIP = nombre d’étapes </text:p>
        </text:list-item>
        <text:list-item>
          <text:p text:style-name="P25">OSPF = qualité totale du trajet </text:p>
        </text:list-item>
      </text:list>
      <text:p text:style-name="Horizontal_20_Line"/>
      <text:h text:style-name="Heading_20_1" text:outline-level="1"><text:soft-page-break/>4. Matériel</text:h>
      <text:list text:style-name="L15">
        <text:list-item>
          <text:p text:style-name="P28">vidéoprojecteur </text:p>
        </text:list-item>
        <text:list-item>
          <text:p text:style-name="P28">fiche élève </text:p>
        </text:list-item>
        <text:list-item>
          <text:p text:style-name="P28">calculatrice simple ou calcul mental accompagné </text:p>
        </text:list-item>
        <text:list-item>
          <text:p text:style-name="P28">schéma réseau </text:p>
        </text:list-item>
        <text:list-item>
          <text:p text:style-name="P28">tableau </text:p>
        </text:list-item>
        <text:list-item>
          <text:p text:style-name="P27">éventuellement code couleur pour les différents types de liaisons </text:p>
        </text:list-item>
      </text:list>
      <text:p text:style-name="Horizontal_20_Line"/>
      <text:h text:style-name="Heading_20_1" text:outline-level="1">5. Déroulé détaillé — 2h</text:h>
      <text:p text:style-name="Horizontal_20_Line"/>
      <text:h text:style-name="Heading_20_2" text:outline-level="2">5.1 Accroche et rappel — 10 min</text:h>
      <text:h text:style-name="Heading_20_3" text:outline-level="3">Objectif</text:h>
      <text:p text:style-name="Text_20_body">Montrer qu’on change de logique.</text:p>
      <text:h text:style-name="Heading_20_3" text:outline-level="3">À dire</text:h>
      <text:p text:style-name="Quotations">“Jusqu’ici, avec RIP, on choisissait un chemin selon le nombre de routeurs à traverser.<text:line-break/>Aujourd’hui, on va voir qu’un autre protocole, OSPF, raisonne autrement : il tient compte de la qualité des liaisons.”</text:p>
      <text:h text:style-name="Heading_20_3" text:outline-level="3">Question de départ</text:h>
      <text:p text:style-name="Quotations">“Préférez-vous un chemin avec peu d’étapes mais très lent, ou un chemin avec un peu plus d’étapes mais beaucoup plus rapide ?”</text:p>
      <text:p text:style-name="Text_20_body">Cela permet d’ouvrir naturellement la logique d’OSPF.</text:p>
      <text:p text:style-name="Horizontal_20_Line"/>
      <text:h text:style-name="Heading_20_2" text:outline-level="2">5.2 Présenter OSPF — 10 min</text:h>
      <text:h text:style-name="Heading_20_3" text:outline-level="3">Objectif</text:h>
      <text:p text:style-name="Text_20_body">Définir simplement le protocole.</text:p>
      <text:p text:style-name="Text_20_body">OSPF signifie :<text:line-break/><text:span text:style-name="Strong_20_Emphasis">Open Shortest Path First</text:span></text:p>
      <text:h text:style-name="Heading_20_3" text:outline-level="3">Formulation simple</text:h>
      <text:p text:style-name="Quotations">“OSPF est un protocole de routage qui choisit les chemins à partir d’un coût total.”</text:p>
      <text:h text:style-name="Heading_20_3" text:outline-level="3"><text:soft-page-break/>Point essentiel</text:h>
      <text:p text:style-name="Text_20_body">Le mot “shortest” ne signifie pas ici :</text:p>
      <text:list text:style-name="L16">
        <text:list-item>
          <text:p text:style-name="P30">“le moins de routeurs”<text:line-break/>mais : </text:p>
        </text:list-item>
        <text:list-item>
          <text:p text:style-name="P29">“le coût total le plus faible”. </text:p>
        </text:list-item>
      </text:list>
      <text:p text:style-name="Horizontal_20_Line"/>
      <text:h text:style-name="Heading_20_2" text:outline-level="2">5.3 Découvrir la formule du coût — 20 min</text:h>
      <text:h text:style-name="Heading_20_3" text:outline-level="3">Objectif</text:h>
      <text:p text:style-name="Text_20_body">Faire calculer les coûts des liaisons.</text:p>
      <text:p text:style-name="Text_20_body">On donne :</text:p>
      <text:p text:style-name="Text_20_body">couˆt=d108​ </text:p>
      <text:p text:style-name="Text_20_body">avec d en bit/s.</text:p>
      <text:h text:style-name="Heading_20_3" text:outline-level="3">Types de liaisons à étudier</text:h>
      <text:list text:style-name="L17">
        <text:list-item>
          <text:p text:style-name="P32"><text:span text:style-name="Strong_20_Emphasis">Fibre</text:span> :  Gbit/s bit/s1 Gbit/s=109 bit/s </text:p>
        </text:list-item>
        <text:list-item>
          <text:p text:style-name="P32"><text:span text:style-name="Strong_20_Emphasis">Fast-Ethernet</text:span> :  Mbit/s bit/s100 Mbit/s=108 bit/s </text:p>
        </text:list-item>
        <text:list-item>
          <text:p text:style-name="P31"><text:span text:style-name="Strong_20_Emphasis">Ethernet</text:span> :  Mbit/s bit/s10 Mbit/s=107 bit/s </text:p>
        </text:list-item>
      </text:list>
      <text:h text:style-name="Heading_20_3" text:outline-level="3">Calculs guidés</text:h>
      <text:h text:style-name="Heading_20_4" text:outline-level="4">Fibre</text:h>
      <text:p text:style-name="Text_20_body">109108​=0,1 </text:p>
      <text:h text:style-name="Heading_20_4" text:outline-level="4">Fast-Ethernet</text:h>
      <text:p text:style-name="Text_20_body">108108​=1 </text:p>
      <text:h text:style-name="Heading_20_4" text:outline-level="4">Ethernet</text:h>
      <text:p text:style-name="Text_20_body">107108​=10 </text:p>
      <text:h text:style-name="Heading_20_3" text:outline-level="3">Tableau récapitulatif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ype de liaison</text:p>
            </table:table-cell>
            <table:table-cell table:style-name="Tableau1.A1" office:value-type="string">
              <text:p text:style-name="Table_20_Heading">Débit</text:p>
            </table:table-cell>
            <table:table-cell table:style-name="Tableau1.A1" office:value-type="string">
              <text:p text:style-name="Table_20_Heading">Coût</text:p>
            </table:table-cell>
          </table:table-row>
        </table:table-header-rows>
        <table:table-row>
          <table:table-cell table:style-name="Tableau1.A1" office:value-type="string">
            <text:p text:style-name="Table_20_Contents">Fibre</text:p>
          </table:table-cell>
          <table:table-cell table:style-name="Tableau1.A1" office:value-type="string">
            <text:p text:style-name="Table_20_Contents"> Gbit/s1 Gbit/s</text:p>
          </table:table-cell>
          <table:table-cell table:style-name="Tableau1.A1" office:value-type="string">
            <text:p text:style-name="Table_20_Contents">0,1</text:p>
          </table:table-cell>
        </table:table-row>
        <table:table-row>
          <table:table-cell table:style-name="Tableau1.A1" office:value-type="string">
            <text:p text:style-name="Table_20_Contents">Fast-Ethernet</text:p>
          </table:table-cell>
          <table:table-cell table:style-name="Tableau1.A1" office:value-type="string">
            <text:p text:style-name="Table_20_Contents"> Mbit/s100 Mbit/s</text:p>
          </table:table-cell>
          <table:table-cell table:style-name="Tableau1.A1" office:value-type="string">
            <text:p text:style-name="Table_20_Contents">1</text:p>
          </table:table-cell>
        </table:table-row>
        <table:table-row>
          <table:table-cell table:style-name="Tableau1.A1" office:value-type="string">
            <text:p text:style-name="Table_20_Contents">Ethernet</text:p>
          </table:table-cell>
          <table:table-cell table:style-name="Tableau1.A1" office:value-type="string">
            <text:p text:style-name="Table_20_Contents"> Mbit/s10 Mbit/s</text:p>
          </table:table-cell>
          <table:table-cell table:style-name="Tableau1.A1" office:value-type="string">
            <text:p text:style-name="Table_20_Contents">10</text:p>
          </table:table-cell>
        </table:table-row>
      </table:table>
      <text:h text:style-name="Heading_20_3" text:outline-level="3">Ce qu’il faut faire verbaliser</text:h>
      <text:list text:style-name="L18">
        <text:list-item>
          <text:p text:style-name="P34">plus le débit est grand ; </text:p>
        </text:list-item>
        <text:list-item>
          <text:p text:style-name="P34">plus le coût est petit ; </text:p>
        </text:list-item>
        <text:list-item>
          <text:p text:style-name="P33">donc la fibre est la plus avantageuse ici. </text:p>
        </text:list-item>
      </text:list>
      <text:p text:style-name="Horizontal_20_Line"/>
      <text:h text:style-name="Heading_20_2" text:outline-level="2"><text:soft-page-break/>5.4 Calculer le coût d’un chemin — 20 min</text:h>
      <text:h text:style-name="Heading_20_3" text:outline-level="3">Objectif</text:h>
      <text:p text:style-name="Text_20_body">Passer de la liaison au trajet.</text:p>
      <text:h text:style-name="Heading_20_3" text:outline-level="3">Exemple 1</text:h>
      <text:p text:style-name="Text_20_body">Chemin A :</text:p>
      <text:list text:style-name="L19">
        <text:list-item>
          <text:p text:style-name="P36">Fibre </text:p>
        </text:list-item>
        <text:list-item>
          <text:p text:style-name="P36">Fibre </text:p>
        </text:list-item>
        <text:list-item>
          <text:p text:style-name="P35">Fast-Ethernet </text:p>
        </text:list-item>
      </text:list>
      <text:p text:style-name="Text_20_body">Coût :</text:p>
      <text:p text:style-name="Text_20_body">0,1+0,1+1=1,2 </text:p>
      <text:h text:style-name="Heading_20_3" text:outline-level="3">Exemple 2</text:h>
      <text:p text:style-name="Text_20_body">Chemin B :</text:p>
      <text:list text:style-name="L20">
        <text:list-item>
          <text:p text:style-name="P38">Ethernet </text:p>
        </text:list-item>
        <text:list-item>
          <text:p text:style-name="P37">Fibre </text:p>
        </text:list-item>
      </text:list>
      <text:p text:style-name="Text_20_body">Coût :</text:p>
      <text:p text:style-name="Text_20_body">10+0,1=10,1 </text:p>
      <text:h text:style-name="Heading_20_3" text:outline-level="3">Question</text:h>
      <text:p text:style-name="Text_20_body">Quel chemin OSPF préfère-t-il ?</text:p>
      <text:p text:style-name="Text_20_body">Réponse :</text:p>
      <text:list text:style-name="L21">
        <text:list-item>
          <text:p text:style-name="P39">le chemin A, coût 1,2 </text:p>
        </text:list-item>
      </text:list>
      <text:h text:style-name="Heading_20_3" text:outline-level="3">Point pédagogique majeur</text:h>
      <text:p text:style-name="Text_20_body">Même si le chemin A comporte davantage de liaisons, il peut être bien meilleur.</text:p>
      <text:p text:style-name="Horizontal_20_Line"/>
      <text:h text:style-name="Heading_20_2" text:outline-level="2">5.5 Lire une table OSPF — 20 min</text:h>
      <text:h text:style-name="Heading_20_3" text:outline-level="3">Objectif</text:h>
      <text:p text:style-name="Text_20_body">Lire une table avec cette nouvelle logique.</text:p>
      <text:p text:style-name="Text_20_body">On considère la table de R1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destination</text:p>
            </table:table-cell>
            <table:table-cell table:style-name="Tableau2.A1" office:value-type="string">
              <text:p text:style-name="Table_20_Heading">interface de sortie</text:p>
            </table:table-cell>
            <table:table-cell table:style-name="Tableau2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2.A1" office:value-type="string">
            <text:p text:style-name="Table_20_Contents">N1</text:p>
          </table:table-cell>
          <table:table-cell table:style-name="Tableau2.A1" office:value-type="string">
            <text:p text:style-name="Table_20_Contents">eth0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10,1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1,3</text:p>
          </table:table-cell>
        </table:table-row>
        <text:soft-page-break/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11,3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0,3</text:p>
          </table:table-cell>
        </table:table-row>
        <table:table-row>
          <table:table-cell table:style-name="Tableau2.A1" office:value-type="string">
            <text:p text:style-name="Table_20_Contents">N4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10</text:p>
          </table:table-cell>
        </table:table-row>
        <table:table-row>
          <table:table-cell table:style-name="Tableau2.A1" office:value-type="string">
            <text:p text:style-name="Table_20_Contents">N4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1,2</text:p>
          </table:table-cell>
        </table:table-row>
      </table:table>
      <text:h text:style-name="Heading_20_3" text:outline-level="3">Questions</text:h>
      <text:list text:style-name="L22">
        <text:list-item>
          <text:p text:style-name="P41">Quelle interface est choisie pour joindre N2 ? </text:p>
        </text:list-item>
        <text:list-item>
          <text:p text:style-name="P41">Pourquoi ? </text:p>
        </text:list-item>
        <text:list-item>
          <text:p text:style-name="P41">Quelle interface est choisie pour joindre N3 ? </text:p>
        </text:list-item>
        <text:list-item>
          <text:p text:style-name="P41">Pourquoi ? </text:p>
        </text:list-item>
        <text:list-item>
          <text:p text:style-name="P40">Quelle interface est choisie pour joindre N4 ? </text:p>
        </text:list-item>
      </text:list>
      <text:h text:style-name="Heading_20_3" text:outline-level="3">Réponses</text:h>
      <text:list text:style-name="L23">
        <text:list-item>
          <text:p text:style-name="P43"><text:span text:style-name="Source_20_Text">eth2</text:span> </text:p>
        </text:list-item>
        <text:list-item>
          <text:p text:style-name="P43">parce que 1,3 &lt; 10,1 </text:p>
        </text:list-item>
        <text:list-item>
          <text:p text:style-name="P43"><text:span text:style-name="Source_20_Text">eth2</text:span> </text:p>
        </text:list-item>
        <text:list-item>
          <text:p text:style-name="P43">parce que 0,3 &lt; 11,3 </text:p>
        </text:list-item>
        <text:list-item>
          <text:p text:style-name="P42"><text:span text:style-name="Source_20_Text">eth2</text:span> </text:p>
        </text:list-item>
      </text:list>
      <text:h text:style-name="Heading_20_3" text:outline-level="3">Message essentiel</text:h>
      <text:p text:style-name="Text_20_body">Le routeur choisit l’interface associée à la <text:span text:style-name="Strong_20_Emphasis">plus petite métrique</text:span>.</text:p>
      <text:p text:style-name="Horizontal_20_Line"/>
      <text:h text:style-name="Heading_20_2" text:outline-level="2">5.6 Déduire une liaison inconnue — 20 min</text:h>
      <text:h text:style-name="Heading_20_3" text:outline-level="3">Objectif</text:h>
      <text:p text:style-name="Text_20_body">Faire un raisonnement de déduction.</text:p>
      <text:p text:style-name="Text_20_body">On suppose le réseau suivant :</text:p>
      <text:list text:style-name="L24">
        <text:list-item>
          <text:p text:style-name="P45">R1 - R2 : Fibre → coût 0,1 </text:p>
        </text:list-item>
        <text:list-item>
          <text:p text:style-name="P45">R1 - R3 : Ethernet → coût 10 </text:p>
        </text:list-item>
        <text:list-item>
          <text:p text:style-name="P45">R2 - R6 : inconnu </text:p>
        </text:list-item>
        <text:list-item>
          <text:p text:style-name="P45">R3 - R6 : Fast-Ethernet → coût 1 </text:p>
        </text:list-item>
        <text:list-item>
          <text:p text:style-name="P45">R3 - R4 : Fibre → coût 0,1 </text:p>
        </text:list-item>
        <text:list-item>
          <text:p text:style-name="P45">R4 - R5 : Fast-Ethernet → coût 1 </text:p>
        </text:list-item>
        <text:list-item>
          <text:p text:style-name="P44">R5 - R6 : Fibre → coût 0,1 </text:p>
        </text:list-item>
      </text:list>
      <text:p text:style-name="Text_20_body">Et on lit dans la table de R1 :</text:p>
      <text:list text:style-name="L25">
        <text:list-item>
          <text:p text:style-name="P47">vers N2 via <text:span text:style-name="Source_20_Text">eth1</text:span> : 10,1 </text:p>
        </text:list-item>
        <text:list-item>
          <text:p text:style-name="P46">vers N2 via <text:span text:style-name="Source_20_Text">eth2</text:span> : 1,3 </text:p>
        </text:list-item>
      </text:list>
      <text:p text:style-name="Text_20_body">On suppose :</text:p>
      <text:list text:style-name="L26">
        <text:list-item>
          <text:p text:style-name="P49"><text:span text:style-name="Source_20_Text">eth1</text:span> mène vers R3 </text:p>
        </text:list-item>
        <text:list-item>
          <text:p text:style-name="P48"><text:soft-page-break/><text:span text:style-name="Source_20_Text">eth2</text:span> mène vers R2 </text:p>
        </text:list-item>
      </text:list>
      <text:h text:style-name="Heading_20_3" text:outline-level="3">Raisonnement</text:h>
      <text:p text:style-name="Text_20_body">Si <text:span text:style-name="Source_20_Text">eth2</text:span> mène vers R2 et la métrique vers N2 vaut <text:span text:style-name="Strong_20_Emphasis">1,3</text:span>, alors le chemin via R2 doit avoir coût total 1,3.</text:p>
      <text:p text:style-name="Text_20_body">On connaît déjà :</text:p>
      <text:list text:style-name="L27">
        <text:list-item>
          <text:p text:style-name="P50">R1 → R2 = 0,1 </text:p>
        </text:list-item>
      </text:list>
      <text:p text:style-name="Text_20_body">Il manque donc :</text:p>
      <text:list text:style-name="L28">
        <text:list-item>
          <text:p text:style-name="P51">1,2 pour atteindre N2 </text:p>
        </text:list-item>
      </text:list>
      <text:p text:style-name="Text_20_body">Selon le schéma et les types possibles, on peut comparer pour retrouver le type manquant.<text:line-break/>Selon la construction précise du sujet, cela permet de conclure sur la liaison inconnue.</text:p>
      <text:h text:style-name="Heading_20_3" text:outline-level="3">Ce qu’il faut enseigner ici</text:h>
      <text:p text:style-name="Text_20_body">La méthode de déduction :</text:p>
      <text:list text:style-name="L29">
        <text:list-item>
          <text:p text:style-name="P53">lire la métrique totale ; </text:p>
        </text:list-item>
        <text:list-item>
          <text:p text:style-name="P53">soustraire les coûts connus ; </text:p>
        </text:list-item>
        <text:list-item>
          <text:p text:style-name="P53">comparer le résultat aux coûts possibles ; </text:p>
        </text:list-item>
        <text:list-item>
          <text:p text:style-name="P52">en déduire le type probable de liaison. </text:p>
        </text:list-item>
      </text:list>
      <text:p text:style-name="Horizontal_20_Line"/>
      <text:h text:style-name="Heading_20_2" text:outline-level="2">5.7 Amélioration d’une liaison — 15 min</text:h>
      <text:h text:style-name="Heading_20_3" text:outline-level="3">Objectif</text:h>
      <text:p text:style-name="Text_20_body">Comprendre qu’une amélioration du débit réduit le coût.</text:p>
      <text:p text:style-name="Text_20_body">Situation :<text:line-break/>La liaison R1-R3 passe de <text:span text:style-name="Strong_20_Emphasis">Ethernet</text:span> à <text:span text:style-name="Strong_20_Emphasis">Fibre</text:span>.</text:p>
      <text:p text:style-name="Text_20_body">Avant :</text:p>
      <text:list text:style-name="L30">
        <text:list-item>
          <text:p text:style-name="P54">coût = 10 </text:p>
        </text:list-item>
      </text:list>
      <text:p text:style-name="Text_20_body">Après :</text:p>
      <text:list text:style-name="L31">
        <text:list-item>
          <text:p text:style-name="P55">coût = 0,1 </text:p>
        </text:list-item>
      </text:list>
      <text:h text:style-name="Heading_20_3" text:outline-level="3">Conséquence</text:h>
      <text:p text:style-name="Text_20_body">Tous les chemins passant par cette liaison voient leur coût diminuer fortement.</text:p>
      <text:h text:style-name="Heading_20_3" text:outline-level="3">Exemple</text:h>
      <text:p text:style-name="Text_20_body">Si avant un chemin coûtait :</text:p>
      <text:p text:style-name="Text_20_body">10+1+0,1=11,1 </text:p>
      <text:p text:style-name="Text_20_body">Après amélioration :</text:p>
      <text:p text:style-name="Text_20_body"><text:soft-page-break/>0,1+1+0,1=1,2 </text:p>
      <text:h text:style-name="Heading_20_3" text:outline-level="3">Point important</text:h>
      <text:p text:style-name="Text_20_body">Une amélioration de la liaison peut modifier les routes préférées.</text:p>
      <text:p text:style-name="Horizontal_20_Line"/>
      <text:h text:style-name="Heading_20_2" text:outline-level="2">5.8 Entraînement guidé — 15 min</text:h>
      <text:h text:style-name="Heading_20_3" text:outline-level="3">Exercice 1</text:h>
      <text:p text:style-name="Text_20_body">Calculer le coût d’une liaison Fast-Ethernet.</text:p>
      <text:p text:style-name="Text_20_body">Réponse :<text:line-break/>1</text:p>
      <text:p text:style-name="Horizontal_20_Line"/>
      <text:h text:style-name="Heading_20_3" text:outline-level="3">Exercice 2</text:h>
      <text:p text:style-name="Text_20_body">Calculer le coût d’un chemin :</text:p>
      <text:list text:style-name="L32">
        <text:list-item>
          <text:p text:style-name="P57">Fibre </text:p>
        </text:list-item>
        <text:list-item>
          <text:p text:style-name="P57">Fast-Ethernet </text:p>
        </text:list-item>
        <text:list-item>
          <text:p text:style-name="P56">Fibre </text:p>
        </text:list-item>
      </text:list>
      <text:p text:style-name="Text_20_body">Réponse :</text:p>
      <text:p text:style-name="P3">0,1+1+0,1=1,2 </text:p>
      <text:p text:style-name="Horizontal_20_Line"/>
      <text:h text:style-name="Heading_20_3" text:outline-level="3">Exercice 3</text:h>
      <text:p text:style-name="Text_20_body">Un chemin A coûte 10,1 et un chemin B coûte 1,3.<text:line-break/>Quel chemin OSPF choisit-il ?</text:p>
      <text:p text:style-name="Text_20_body">Réponse :<text:line-break/>le chemin B</text:p>
      <text:p text:style-name="Horizontal_20_Line"/>
      <text:h text:style-name="Heading_20_3" text:outline-level="3">Exercice 4</text:h>
      <text:p text:style-name="Text_20_body">Pourquoi une amélioration de débit change-t-elle la métrique ?</text:p>
      <text:p text:style-name="Text_20_body">Réponse :<text:line-break/>Parce que le coût dépend du débit, donc si le débit augmente, le coût diminue.</text:p>
      <text:p text:style-name="Horizontal_20_Line"/>
      <text:h text:style-name="Heading_20_2" text:outline-level="2"><text:soft-page-break/>5.9 Petit exercice type bac très guidé — 20 min</text:h>
      <text:h text:style-name="Heading_20_3" text:outline-level="3">Énoncé</text:h>
      <text:p text:style-name="Text_20_body">On considère trois types de liaisons :</text:p>
      <text:list text:style-name="L33">
        <text:list-item>
          <text:p text:style-name="P59">Fibre :  Gbit/s1 Gbit/s </text:p>
        </text:list-item>
        <text:list-item>
          <text:p text:style-name="P59">Fast-Ethernet :  Mbit/s100 Mbit/s </text:p>
        </text:list-item>
        <text:list-item>
          <text:p text:style-name="P58">Ethernet :  Mbit/s10 Mbit/s </text:p>
        </text:list-item>
      </text:list>
      <text:p text:style-name="Text_20_body">La formule du coût est :</text:p>
      <text:p text:style-name="Text_20_body">couˆt=d108​ </text:p>
      <text:h text:style-name="Heading_20_3" text:outline-level="3">Questions</text:h>
      <text:list text:style-name="L34">
        <text:list-item>
          <text:p text:style-name="P61">Calculer le coût de chaque type de liaison. </text:p>
        </text:list-item>
        <text:list-item>
          <text:p text:style-name="P61">Calculer le coût du chemin : </text:p>
          <text:list>
            <text:list-item>
              <text:p text:style-name="P61">Fibre, Fibre, Fast-Ethernet </text:p>
            </text:list-item>
          </text:list>
        </text:list-item>
        <text:list-item>
          <text:p text:style-name="P61">Calculer le coût du chemin : </text:p>
          <text:list>
            <text:list-item>
              <text:p text:style-name="P61">Ethernet, Fibre </text:p>
            </text:list-item>
          </text:list>
        </text:list-item>
        <text:list-item>
          <text:p text:style-name="P61">Quel chemin est préféré par OSPF ? </text:p>
        </text:list-item>
        <text:list-item>
          <text:p text:style-name="P60">Expliquer pourquoi OSPF ne choisit pas forcément le chemin avec le moins de routeurs. </text:p>
        </text:list-item>
      </text:list>
      <text:h text:style-name="Heading_20_3" text:outline-level="3">Corrigé attendu</text:h>
      <text:list text:style-name="L35">
        <text:list-item>
          <text:p text:style-name="P63">Fibre = 0,1 ; Fast-Ethernet = 1 ; Ethernet = 10 </text:p>
        </text:list-item>
        <text:list-item>
          <text:p text:style-name="P63">0,1+0,1+1=1,2 </text:p>
        </text:list-item>
        <text:list-item>
          <text:p text:style-name="P63">10+0,1=10,1 </text:p>
        </text:list-item>
        <text:list-item>
          <text:p text:style-name="P63">le premier chemin </text:p>
        </text:list-item>
        <text:list-item>
          <text:p text:style-name="P62">parce qu’OSPF compare la somme des coûts des liaisons, pas seulement le nombre de routeurs </text:p>
        </text:list-item>
      </text:list>
      <text:p text:style-name="Horizontal_20_Line"/>
      <text:h text:style-name="Heading_20_2" text:outline-level="2">5.10 Bilan de fin de séance — 10 min</text:h>
      <text:h text:style-name="Heading_20_3" text:outline-level="3">À faire compléter</text:h>
      <text:list text:style-name="L36">
        <text:list-item>
          <text:p text:style-name="P65">Avec OSPF, la métrique correspond à... </text:p>
        </text:list-item>
        <text:list-item>
          <text:p text:style-name="P65">Le coût d’une liaison dépend de... </text:p>
        </text:list-item>
        <text:list-item>
          <text:p text:style-name="P65">Plus le débit est grand... </text:p>
        </text:list-item>
        <text:list-item>
          <text:p text:style-name="P65">Le coût d’un chemin est... </text:p>
        </text:list-item>
        <text:list-item>
          <text:p text:style-name="P65">Le meilleur chemin OSPF est celui qui... </text:p>
        </text:list-item>
        <text:list-item>
          <text:p text:style-name="P64">Si une liaison est améliorée... </text:p>
        </text:list-item>
      </text:list>
      <text:h text:style-name="Heading_20_3" text:outline-level="3">Réponses attendues</text:h>
      <text:list text:style-name="L37">
        <text:list-item>
          <text:p text:style-name="P67">la somme des coûts ; </text:p>
        </text:list-item>
        <text:list-item>
          <text:p text:style-name="P67">son débit ; </text:p>
        </text:list-item>
        <text:list-item>
          <text:p text:style-name="P67">plus le coût est petit ; </text:p>
        </text:list-item>
        <text:list-item>
          <text:p text:style-name="P67"><text:soft-page-break/>la somme des coûts des liaisons ; </text:p>
        </text:list-item>
        <text:list-item>
          <text:p text:style-name="P67">a la plus petite métrique ; </text:p>
        </text:list-item>
        <text:list-item>
          <text:p text:style-name="P66">son coût baisse et certaines routes peuvent changer. </text:p>
        </text:list-item>
      </text:list>
      <text:p text:style-name="Horizontal_20_Line"/>
      <text:h text:style-name="Heading_20_1" text:outline-level="1">6. Trace écrite très courte</text:h>
      <text:h text:style-name="Heading_20_3" text:outline-level="3">À retenir</text:h>
      <text:list text:style-name="L38">
        <text:list-item>
          <text:p text:style-name="P69">OSPF est un protocole de routage. </text:p>
        </text:list-item>
        <text:list-item>
          <text:p text:style-name="P69">Avec OSPF, la métrique correspond à la <text:span text:style-name="Strong_20_Emphasis">somme des coûts</text:span> des liaisons. </text:p>
        </text:list-item>
        <text:list-item>
          <text:p text:style-name="P68">Le coût d’une liaison dépend du <text:span text:style-name="Strong_20_Emphasis">débit</text:span> :</text:p>
          <text:p text:style-name="P69">couˆt=d108​ </text:p>
        </text:list-item>
        <text:list-item>
          <text:p text:style-name="P69">Plus le débit est grand, plus le coût est petit. </text:p>
        </text:list-item>
        <text:list-item>
          <text:p text:style-name="P69">Le meilleur chemin OSPF est celui dont la métrique totale est la plus faible. </text:p>
        </text:list-item>
        <text:list-item>
          <text:p text:style-name="P68">Une amélioration de liaison peut modifier la table de routage. </text:p>
        </text:list-item>
      </text:list>
      <text:h text:style-name="Heading_20_3" text:outline-level="3">Formules utiles</text:h>
      <text:p text:style-name="Quotations"><text:span text:style-name="Strong_20_Emphasis">OSPF = somme des coûts</text:span><text:line-break/><text:span text:style-name="Strong_20_Emphasis">Débit élevé = coût faible</text:span><text:line-break/><text:span text:style-name="Strong_20_Emphasis">Meilleure route = plus petite somme</text:span></text:p>
      <text:p text:style-name="Horizontal_20_Line"/>
      <text:h text:style-name="Heading_20_1" text:outline-level="1">7. Différenciation élèves fragiles</text:h>
      <text:p text:style-name="Text_20_body">Prévoir :</text:p>
      <text:list text:style-name="L39">
        <text:list-item>
          <text:p text:style-name="P71">une fiche récapitulative avec les trois coûts déjà calculés ; </text:p>
        </text:list-item>
        <text:list-item>
          <text:p text:style-name="P71">des chemins très courts au début ; </text:p>
        </text:list-item>
        <text:list-item>
          <text:p text:style-name="P71">des additions simples à un chiffre après la virgule ; </text:p>
        </text:list-item>
        <text:list-item>
          <text:p text:style-name="P71">des tableaux intermédiaires : </text:p>
          <text:list>
            <text:list-item>
              <text:p text:style-name="P71">type de liaison </text:p>
            </text:list-item>
            <text:list-item>
              <text:p text:style-name="P71">coût </text:p>
            </text:list-item>
            <text:list-item>
              <text:p text:style-name="P71">somme totale </text:p>
            </text:list-item>
          </text:list>
        </text:list-item>
        <text:list-item>
          <text:p text:style-name="P70">une méthode répétitive. </text:p>
        </text:list-item>
      </text:list>
      <text:p text:style-name="Text_20_body">Astuce :<text:line-break/>faire colorier :</text:p>
      <text:list text:style-name="L40">
        <text:list-item>
          <text:p text:style-name="P73">fibre en vert ; </text:p>
        </text:list-item>
        <text:list-item>
          <text:p text:style-name="P73">fast-ethernet en orange ; </text:p>
        </text:list-item>
        <text:list-item>
          <text:p text:style-name="P72">ethernet en rouge. </text:p>
        </text:list-item>
      </text:list>
      <text:p text:style-name="Text_20_body">Cela rend la comparaison plus visuelle.</text:p>
      <text:p text:style-name="Horizontal_20_Line"/>
      <text:h text:style-name="Heading_20_1" text:outline-level="1"><text:soft-page-break/>8. Erreurs fréquentes à surveiller</text:h>
      <text:list text:style-name="L41">
        <text:list-item>
          <text:p text:style-name="P75">refaire du RIP en comptant les routeurs ; </text:p>
        </text:list-item>
        <text:list-item>
          <text:p text:style-name="P75">oublier la formule ; </text:p>
        </text:list-item>
        <text:list-item>
          <text:p text:style-name="P75">se tromper dans les conversions de débit ; </text:p>
        </text:list-item>
        <text:list-item>
          <text:p text:style-name="P75">oublier d’additionner ; </text:p>
        </text:list-item>
        <text:list-item>
          <text:p text:style-name="P75">choisir le chemin avec le moins de liaisons au lieu de la plus petite somme ; </text:p>
        </text:list-item>
        <text:list-item>
          <text:p text:style-name="P74">confondre coût d’une liaison et coût d’un chemin. </text:p>
        </text:list-item>
      </text:list>
      <text:p text:style-name="Horizontal_20_Line"/>
      <text:h text:style-name="Heading_20_1" text:outline-level="1">9. Ce qu’il faut absolument réussir</text:h>
      <text:p text:style-name="Text_20_body">Si, en fin de séance, les élèves savent :</text:p>
      <text:list text:style-name="L42">
        <text:list-item>
          <text:p text:style-name="P77">calculer les coûts de base ; </text:p>
        </text:list-item>
        <text:list-item>
          <text:p text:style-name="P77">calculer un coût total simple ; </text:p>
        </text:list-item>
        <text:list-item>
          <text:p text:style-name="P77">comparer deux chemins ; </text:p>
        </text:list-item>
        <text:list-item>
          <text:p text:style-name="P77">lire une table OSPF ; </text:p>
        </text:list-item>
        <text:list-item>
          <text:p text:style-name="P76">comprendre qu’un meilleur débit donne un coût plus faible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5:41:50.438219122</meta:creation-date>
    <dc:date>2026-04-09T15:42:05.204406391</dc:date>
    <meta:editing-duration>PT15S</meta:editing-duration>
    <meta:editing-cycles>1</meta:editing-cycles>
    <meta:document-statistic meta:table-count="2" meta:image-count="0" meta:object-count="0" meta:page-count="13" meta:paragraph-count="373" meta:word-count="2149" meta:character-count="11382" meta:non-whitespace-character-count="9553"/>
    <meta:generator>LibreOffice/24.2.7.2$Linux_X86_64 LibreOffice_project/420$Build-2</meta:generator>
  </office:meta>
</office:document-meta>
</file>